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h text:style-name="Heading_20_1" text:outline-level="1"><text:bookmark-start text:name="info"/>info<text:bookmark-end text:name="info"/></text:h>
      <text:h text:style-name="Heading_20_2" text:outline-level="2"><text:bookmark-start text:name="name"/>name<text:bookmark-end text:name="name"/></text:h>
      <text:p text:style-name="First_20_paragraph">Keaton Guderian ## contact ### email keatonggud@gmail.com ### website recticulis.net ### phone 2063212181 # education ## institution University of Washington, Seattle ## graduation_year 2020 ## overall_gpa 3.88 ## degrees ### title Bachelor of Arts ### field Linguistics ### title Bachelor of Science ### field Speech and Hearing Science ## relevent_coursework ### course Linguistics 432 ### name Intro to Computational Linguistics ### grade Pass (pass/fail grading scheme) ### description Overview of the current (at the time) state of the art for natural language processing, from naive statistical models to deterministic parse trees to machine learning. Also included the fundementals of Python as a tool for data science and research, especially with the NumPy and NLTK libraries ### course Linguistics 461-462 ### name Syntax ### grade 4.0 ### description A two course series covering generative theories of syntax. # skills ## languages ### language Python ### proficiency Proficient ### language C ### proficiency Competent ### language Javascript (Typescript) ### proficiency Advanced Learner ### language C++ ### proficiency Learner ## tools ### comment Proficient with the majority of common tools within the POSIX environment, including but not limited to: ### tools_list -git -vim -bash/zsh -ssh -grep ### skills #### other -Document generation and formatting in LaTeX -Competent search engine user and self-teacher # Projects ## project1</text:p>
      <text:h text:style-name="Heading_20_1" text:outline-level="1"><text:bookmark-start text:name="personal"/>Personal<text:bookmark-end text:name="personal"/></text:h>
      <text:h text:style-name="Heading_20_2" text:outline-level="2"><text:bookmark-start text:name="hobbies"/>hobbies<text:bookmark-end text:name="hobbies"/></text:h>
      <text:p text:style-name="First_20_paragraph">-Classical languages -Distance running -Constructed language creation (“conlanging”) -Tabletop role-playing games -Obsolete or uncommon programming languages (LISP ga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
    <dc:description/>
    <dc:subject/>
    <meta:keyword/>
    <meta:initial-creator/>
    <dc:creator/>
    <meta:creation-date>2022-11-15T02:05:40Z</meta:creation-date>
    <dc:date>2022-11-15T02:05:40Z</dc:date>
  </office:meta>
</office:document-meta>
</file>